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PACT1.1 – Module Client-Serveur – Livrable 1</text:span></text:p>
      <text:p text:style-name="P2"/>
      <text:p text:style-name="P2"><text:span text:style-name="T2">Résumé :</text:span><text:s/>téléphone Android et pilulier interagissent par l'intermédiaire d'un serveur qui stocke l'ensemble des données nécessaires via une base de données SQL. Quatre tables seraient à prévoir : patients, médicaments (avec champ de jointure sur patients), prises (avec champ de jointure sur médicaments et champ de jointure sur patients), alertes (avec champ de jointure sur patients).</text:p>
      <text:p text:style-name="P2"/>
      <text:p text:style-name="P2">On essayera d’utiliser le protocole HTTP pour transférer les commandes SQL.</text:p>
      <text:p text:style-name="P2"/>
      <text:p text:style-name="P2">Les jointures sont entre crochets [ ]</text:p>
      <text:p text:style-name="P2"/>
      <text:p text:style-name="P2">Champs de la table patient :</text:p>
      <text:p text:style-name="P2">ID, nom, prénom, numéro de sécurité sociale, âge, sexe</text:p>
      <text:p text:style-name="P2"/>
      <text:p text:style-name="P2">Champs de la table médicaments :</text:p>
      <text:p text:style-name="P2">ID, Nom, Poids, [ID-patient]</text:p>
      <text:p text:style-name="P2"/>
      <text:p text:style-name="P2">Champs de la table prises :</text:p>
      <text:p text:style-name="P2">ID, Heure + date (tous les jours, les ID des prises sont différentes), is_delivered, (si la prise n’a pas été délivrée par la boîte), is_taken (si la prise à été réalisée), [ID-médicaments]</text:p>
      <text:p text:style-name="P2"/>
      <text:p text:style-name="P2">Alertes :</text:p>
      <text:p text:style-name="P2">ID, message d’erreur, [ID-patient], [ID-prise]</text:p>
      <text:p text:style-name="P2"><text:s text:c="4"/></text:p>
      <text:p text:style-name="P2"/>
      <text:list text:style-name="L1">
        <text:list-item>
          <text:p text:style-name="P3"><text:span text:style-name="T3">Nature (type de données) :</text:span></text:p>
        </text:list-item>
      </text:list>
      <text:list text:style-name="L2">
        <text:list-item>
          <text:p text:style-name="P3">Entre Android et serveur : le téléphone envoie des requêtes SQL au serveur.</text:p>
        </text:list-item>
        <text:list-item>
          <text:p text:style-name="P3">Entre Arduino et serveur : l'Arduino demande l'exécution d'un script PHP stocké sur le serveur. Le script PHP demande à SQL de réaliser les requêtes.</text:p>
        </text:list-item>
      </text:list>
      <text:list text:style-name="L1">
        <text:list-item>
          <text:p text:style-name="P3"><text:span text:style-name="T3">Fréquence :</text:span><text:s/>soit sur demande de la part de l'Android ou de l'Arduino, soit toutes les 10 minutes (synchronisation par exemple).</text:p>
        </text:list-item>
        <text:list-item>
          <text:p text:style-name="P3"><text:span text:style-name="T3">Taille :</text:span><text:s/>de l'ordre du kilo-octet entre Android et serveur, de quelques octets entre Arduino et serveur.</text:p>
        </text:list-item>
        <text:list-item>
          <text:p text:style-name="P3"><text:span text:style-name="T3">Contraintes : pas de pertes ni de corruption de données. L'Arduino lance un script PHP intermédiaire, s'assurer que tout se passe bien.</text:span></text:p>
        </text:list-item>
        <text:list-item>
          <text:p text:style-name="P3"><text:span text:style-name="T3">Synchrone ou asynchrone ? Synchrone : le client sera bloqué en attente de la réponse.</text:span></text:p>
        </text:list-item>
        <text:list-item>
          <text:p text:style-name="P3"><text:span text:style-name="T3">Liste exhaustive de commandes et réponses : Commandes SQL classiques et usages :</text:span></text:p>
        </text:list-item>
      </text:list>
      <text:list text:style-name="L3">
        <text:list-item>
          <text:p text:style-name="P3"><text:span text:style-name="T3">Requêtes type SELECT :</text:span></text:p>
          <text:list>
            <text:list-item>
              <text:p text:style-name="P4"><text:span text:style-name="T3">depuis l'Android, pour obtenir toutes les informations relatives au patient, à ses médicaments, ainsi que le calendrier des prises, le tout en vue de les afficher dans l'application Android ; lecture préalable à de la synchronisation ; le serveur renvoie la réponse SQL correspondante, qui sera alors exploitée en Java ;</text:span></text:p>
            </text:list-item>
            <text:list-item>
              <text:p text:style-name="P4"><text:span text:style-name="T3">depuis l'Arduino, par l'intermédiaire du script PHP, pour stocker les futures prises de médicaments en interne. Le script PHP doit convertir le résultat SQL en résultat exploitable par l'Arduino (comment le transmettre à l'Arduino ? Sous forme de fichier à lire par celui-ci ?).</text:span></text:p>
            </text:list-item>
          </text:list>
        </text:list-item>
        <text:list-item>
          <text:p text:style-name="P3"><text:span text:style-name="T3">Requêtes type INSERT INTO :</text:span></text:p>
          <text:list>
            <text:list-item>
              <text:p text:style-name="P4"><text:span text:style-name="T3">depuis l'Android, à la création d'un compte patient, à l'ajout d'un médicament chez un patient, à l'ajout d'une ou plusieurs prises pour un patient ; ce qui peut être nécessaire lorsqu'une synchronisation le nécessite ; le serveur confirme <text:s/>que cela s'est bien passé ;</text:span></text:p>
            </text:list-item>
            <text:list-item>
              <text:p text:style-name="P4"><text:span text:style-name="T3">depuis l'Arduino, en cas de non prise d'un médicament après un certain délai, il faut appeler le script PHP afin d'insérer une nouvelle alerte dans une table alertes. Le script PHP informe du bon déroulé.</text:span></text:p>
            </text:list-item>
          </text:list>
        </text:list-item>
        <text:list-item>
          <text:p text:style-name="P3"><text:span text:style-name="T3">Requêtes type UPDATE :</text:span></text:p>
          <text:list>
            <text:list-item>
              <text:p text:style-name="P4"><text:span text:style-name="T3">depuis l'Android, en cas de modifications d'informations sur le patient, à la modification d'une prise (heure par exemple), d'un médicament (remplacer un médicament par un autre, au moins pour les génériques) ; ce qui peut être nécessaire lorsqu'une synchronisation le nécessite ; le serveur confirme le bon déroulement de la modification ;</text:span></text:p>
            </text:list-item>
            <text:list-item>
              <text:p text:style-name="P4"><text:span text:style-name="T3">depuis l'Arduino, pour confirmer qu'une prise s'est bien déroulée (toujours par l'intermédiaire d'un script PHP). Le serveur confirme le bon déroulement de l'opération ;</text:span></text:p>
            </text:list-item>
          </text:list>
        </text:list-item>
        <text:list-item>
          <text:p text:style-name="P3"><text:span text:style-name="T3">Requêtes type DELETE :</text:span></text:p>
          <text:list>
            <text:list-item>
              <text:p text:style-name="P4"><text:span text:style-name="T3">depuis l'Android, pour effacer un médicament chez un patient, pour effacer des prises antérieures, pour effacer le compte, pour effacer une alerte qui a été traitée ; aussi en cas de synchronisation ; les trois premières opérations seraient occasionnelles (pour la première, préférer des remplacements à des suppressions) ;</text:span></text:p>
            </text:list-item>
            <text:list-item>
              <text:p text:style-name="P4"><text:span text:style-name="T3">rien depuis l'Arduin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1</meta:generator>
  </office:meta>
</office:document-meta>
</file>